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7.5pt"/>
    </style:style>
    <style:style style:name="co3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groundtruth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actio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-2, -8, -48, -2, -8, -24, -4, -1, 24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2, 5, 8, 0, 4, 1, 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-2, -24, 8, -1, 24, -4, 4, -2, -48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2, 8, 6, 0, 4, 1, 9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4, 1, 24, -4, -1, 48, 8, 2, 24)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[2, 5, 8, 9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-8, 24, 2, 8, 48, -1, 8, -2, -48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[2, 8, 4, 1, 6, 9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-24, 2, 4, 24, -2, -8, -8, 2, 24)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[2, 8, 0, 3, 9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-24, 8, -1, -48, -8, 2, 8, 2, -48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, 8, 1, 3, 0, 4, 6, 9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8, 1, -48, 8, -1, 48, -2, -4, 48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2, 5, 8, 0, 9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8, -2, 48, 8, 2, -24, 1, 48, 4)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[2, 5, 8, 3, 7, 9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-8, -1, -48, 4, 2, -24, -4, 2, 24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, 5, 8, 0, 3, 9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-4, -2, -24, 4, 1, -24, -4, -48, -2)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[2, 5, 8, 7, 0, 3, 6, 9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8, -1, -48, 4, 1, 24, -48, 1, -4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2, 5, 8, 0, 7, 6, 9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(-4, 1, 48, 4, -2, 24, 24, 4, -2)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[2, 5, 8, 7, 6, 9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8:28:14.472956071</meta:creation-date>
    <dc:date>2020-01-24T19:03:05.596448937</dc:date>
    <meta:editing-duration>PT2M29S</meta:editing-duration>
    <meta:editing-cycles>1</meta:editing-cycles>
    <meta:document-statistic meta:table-count="1" meta:cell-count="52" meta:object-count="0"/>
    <meta:generator>LibreOffice/6.0.7.3$Linux_X86_64 LibreOffice_project/00m0$Build-3</meta:generator>
  </office:meta>
</office:document-meta>
</file>